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c215" officeooo:paragraph-rsid="000dc215"/>
    </style:style>
    <style:style style:name="P2" style:family="paragraph" style:parent-style-name="Standard">
      <style:text-properties officeooo:rsid="000ec593" officeooo:paragraph-rsid="000fd85d"/>
    </style:style>
    <style:style style:name="P3" style:family="paragraph" style:parent-style-name="Standard">
      <style:text-properties officeooo:rsid="000fd85d" officeooo:paragraph-rsid="000fd85d"/>
    </style:style>
    <style:style style:name="T1" style:family="text">
      <style:text-properties officeooo:rsid="000ec593"/>
    </style:style>
    <style:style style:name="T2" style:family="text">
      <style:text-properties officeooo:rsid="000fd85d"/>
    </style:style>
    <style:style style:name="T3" style:family="text">
      <style:text-properties officeooo:rsid="00119395"/>
    </style:style>
    <style:style style:name="T4" style:family="text">
      <style:text-properties officeooo:rsid="00119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</text:span>.  dobavili 2 yctroystva <text:span text:style-name="T1">texnichescoi sashiti, I 1 metaloiskatel, dobavil 2 yctroystva tak kak, minus ystroustva maloe pokritie.</text:span></text:p>
      <text:p text:style-name="P1"/>
      <text:p text:style-name="P2">4. <text:span text:style-name="T2">1</text:span> <text:span text:style-name="T2">metaloiskatel = 66.500p</text:span></text:p>
      <text:p text:style-name="P2"><text:span text:style-name="T2">2 ystroystva = </text:span><text:s/><text:span text:style-name="T2">138.408p</text:span></text:p>
      <text:p text:style-name="P3">224.908p</text:p>
      <text:p text:style-name="P3">1 mataloiskatel, chena srednay, pocazivaet skolko chelovek proshlo, takshe picaet ecli obnarushen metal.</text:p>
      <text:p text:style-name="P3">2 ystro<text:span text:style-name="T3">i</text:span>stva, chena srednay, pokritie maloe.</text:p>
      <text:p text:style-name="P3"/>
      <text:p text:style-name="P3"><text:s/></text:p>
      <text:p text:style-name="P3">5.<text:span text:style-name="T4">tak nado, k itomy pomesheniy podxodit ito</text:span></text:p>
      <text:p text:style-name="P3"/>
      <text:p text:style-name="P3"/>
      <text:p text:style-name="P3">6. 60 m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20:58:35.685029413</meta:creation-date>
    <dc:date>2022-11-15T21:27:21.765404834</dc:date>
    <meta:editing-duration>PT7M28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9" meta:word-count="57" meta:character-count="389" meta:non-whitespace-character-count="337"/>
  </office:meta>
</office:document-meta>
</file>